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02cm"/>
    </style:style>
    <style:style style:name="gr2" style:family="graphic" style:parent-style-name="standard">
      <style:graphic-properties draw:stroke="none" draw:fill="none" fo:min-height="5.35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636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29cm"/>
    </style:style>
    <style:style style:name="gr6" style:family="graphic" style:parent-style-name="standard">
      <style:graphic-properties draw:stroke="none" draw:fill="none" fo:min-height="3.6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77cm"/>
    </style:style>
    <style:style style:name="pr1" style:family="presentation" style:parent-style-name="BrightBlue-notes">
      <style:graphic-properties draw:fill-color="#ffffff" draw:auto-grow-height="true" fo:min-height="13.364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="none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line-height="200%">
        <style:tab-stops/>
      </style:paragraph-properties>
    </style:style>
    <style:style style:name="P5" style:family="paragraph">
      <style:paragraph-properties fo:line-height="100%">
        <style:tab-stops/>
      </style:paragraph-properties>
    </style:style>
    <style:style style:name="P6" style:family="paragraph">
      <loext:graphic-properties draw:fill="none" draw:fill-color="#ffffff"/>
      <style:paragraph-properties fo:line-height="100%">
        <style:tab-stops/>
      </style:paragraph-properties>
      <style:text-properties fo:font-size="24pt"/>
    </style:style>
    <style:style style:name="P7" style:family="paragraph">
      <loext:graphic-properties draw:fill="none" draw:fill-color="#ffffff"/>
      <style:paragraph-properties fo:line-height="150%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6.474cm" svg:height="2.752cm" svg:x="5.4cm" svg:y="9.152cm">
          <draw:text-box>
            <text:p><text:span text:style-name="T1">Studio Projektowe 1 </text:span></text:p>
          </draw:text-box>
        </draw:frame>
        <draw:frame draw:style-name="gr2" draw:text-style-name="P1" draw:layer="layout" svg:width="12.631cm" svg:height="5.604cm" svg:x="7.769cm" svg:y="13.066cm">
          <draw:text-box>
            <text:p><text:span text:style-name="T2">Członkowie zespołu :</text:span></text:p>
            <text:p><text:span text:style-name="T2">Bartłomiej Łazarczyk </text:span></text:p>
            <text:p><text:span text:style-name="T2">Jakub Kacorzyk 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6.474cm" svg:height="2.752cm" svg:x="5.4cm" svg:y="9.152cm">
          <draw:text-box>
            <text:p><text:span text:style-name="T1">Prezentacja projektu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4" draw:text-style-name="P3" draw:layer="layout" svg:width="28.285cm" svg:height="2.886cm" svg:x="0.129cm" svg:y="8.98cm">
          <draw:text-box>
            <text:p><text:span text:style-name="T3"/></text:p>
            <text:p><text:span text:style-name="T3"/></text:p>
          </draw:text-box>
        </draw:frame>
        <draw:frame draw:style-name="gr1" draw:text-style-name="P1" draw:layer="layout" svg:width="16.474cm" svg:height="2.752cm" svg:x="5.326cm" svg:y="1.048cm">
          <draw:text-box>
            <text:p><text:span text:style-name="T1">Co się udało zrobić?</text:span></text:p>
          </draw:text-box>
        </draw:frame>
        <draw:frame draw:style-name="gr5" draw:text-style-name="P6" draw:layer="layout" svg:width="24.2cm" svg:height="16.171cm" svg:x="1.8cm" svg:y="4.4cm">
          <draw:text-box>
            <text:list text:style-name="L2">
              <text:list-item>
                <text:p text:style-name="P4"><text:span text:style-name="T4"><text:s/></text:span><text:span text:style-name="T4">Backend postawiony na dockerze</text:span></text:p>
              </text:list-item>
              <text:list-item>
                <text:p text:style-name="P4"><text:span text:style-name="T4"><text:s/></text:span><text:span text:style-name="T4">Stworzenie schematu bazy danych oraz wypełnienie bazy danymi testowymi</text:span></text:p>
              </text:list-item>
              <text:list-item>
                <text:p text:style-name="P4"><text:span text:style-name="T4"><text:s/></text:span><text:span text:style-name="T4">Strona frontend stworzona w framoworku Angular 6</text:span></text:p>
              </text:list-item>
              <text:list-item>
                <text:p text:style-name="P4"><text:span text:style-name="T4"><text:s/></text:span><text:span text:style-name="T4">Integracja z Dialogflow</text:span></text:p>
              </text:list-item>
              <text:list-item>
                <text:p text:style-name="P4"><text:span text:style-name="T4"><text:s/></text:span><text:span text:style-name="T4">Rozpoznawanie kontekstu rozmowy dla wyswietlania planu oraz ocen</text:span></text:p>
              </text:list-item>
              <text:list-item>
                <text:p text:style-name="P4"><text:span text:style-name="T4"><text:s/></text:span><text:span text:style-name="T4">Integracja z komponentami jqWidgets</text:span></text:p>
              </text:list-item>
              <text:list-item>
                <text:p text:style-name="P4"><text:span text:style-name="T4"><text:s/></text:span><text:span text:style-name="T4">Dynamiczne wyświetlanie danych</text:span></text:p>
                <text:p text:style-name="P5"><text:span text:style-name="T4"/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4" draw:text-style-name="P3" draw:layer="layout" svg:width="28.285cm" svg:height="2.886cm" svg:x="0.129cm" svg:y="8.98cm">
          <draw:text-box>
            <text:p><text:span text:style-name="T3"/></text:p>
            <text:p><text:span text:style-name="T3"/></text:p>
          </draw:text-box>
        </draw:frame>
        <draw:frame draw:style-name="gr6" draw:text-style-name="P1" draw:layer="layout" svg:width="22.4cm" svg:height="3.875cm" svg:x="3cm" svg:y="1cm">
          <draw:text-box>
            <text:p><text:span text:style-name="T1">Czego się nie udało zrobić?</text:span></text:p>
          </draw:text-box>
        </draw:frame>
        <draw:frame draw:style-name="gr7" draw:text-style-name="P7" draw:layer="layout" svg:width="24.2cm" svg:height="6.619cm" svg:x="1.8cm" svg:y="4.4cm">
          <draw:text-box>
            <text:list text:style-name="L2">
              <text:list-item>
                <text:p text:style-name="P4"><text:span text:style-name="T4"><text:s/></text:span><text:span text:style-name="T4">Wyświetlanie konsultacji</text:span></text:p>
              </text:list-item>
              <text:list-item>
                <text:p text:style-name="P4"><text:span text:style-name="T4"><text:s/></text:span><text:span text:style-name="T4">Autoryzacja zintegrowana z backendem</text:span></text:p>
                <text:p text:style-name="P4"><text:span text:style-name="T4"/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" draw:style="linear" draw:start-color="#0066b3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21:50:06.911680821</meta:creation-date>
    <meta:editing-duration>PT3H2M13S</meta:editing-duration>
    <meta:editing-cycles>5</meta:editing-cycles>
    <meta:generator>LibreOffice/6.0.3.2$Linux_X86_64 LibreOffice_project/00m0$Build-2</meta:generator>
    <dc:title>Bright Blue</dc:title>
    <dc:date>2018-06-06T14:35:50.567371870</dc:date>
    <meta:document-statistic meta:object-count="39"/>
  </office:meta>
</office:document-meta>
</file>